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 style:list-style-name="L1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 style:list-style-name="L3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Ungkam Basic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text-properties style:font-name="Ungkam Basic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~x / ~v</text:p>
      <text:p text:style-name="Standard"/>
      <text:p text:style-name="Standard">IŠ~b/IŠ~b~v1 </text:p>
      <text:p text:style-name="Standard"/>
      <text:p text:style-name="Standard">UZ and UZ~a</text:p>
      <text:p text:style-name="Standard"/>
      <text:p text:style-name="Standard">COMPONLY in 4.7</text:p>
      <text:p text:style-name="Standard"/>
      <text:p text:style-name="Standard">ATOMS IN APPENDIX 1</text:p>
      <text:p text:style-name="Standard"/>
      <text:p text:style-name="P5">Appendix 1: Unprocessed Notes to be added to Comments</text:p>
      <text:p text:style-name="P2">ŠITA</text:p>
      <text:list xml:id="list1754459830079609200" text:style-name="L1">
        <text:list-item>
          <text:list>
            <text:list-item>
              <text:p text:style-name="P3">normalization needed for @g forms? Most @g forms do not have an allograph code</text:p>
            </text:list-item>
          </text:list>
        </text:list-item>
      </text:list>
      <text:p text:style-name="P2">|TUG₂~a@g.(BAD&amp;BAD)|</text:p>
      <text:list xml:id="list8097143503635660046" text:style-name="L3">
        <text:list-item>
          <text:list>
            <text:list-item>
              <text:p text:style-name="P4">missing from AP/CDLI; ZATU 558; clear on photo of P003578; line art needs slight completion</text:p>
            </text:list-item>
          </text:list>
        </text:list-item>
      </text:list>
      <text:p text:style-name="P2">Very few @f numbers in Uruk IV/III?</text:p>
      <text:p text:style-name="P2">approximations page for compounds? or list them on web page?</text:p>
      <text:p text:style-name="P2"/>
      <text:p text:style-name="P1">More text placeholder</text:p>
      <text:p text:style-name="P6">UŠ×TAR</text:p>
      <text:p text:style-name="P7">Needs newglyph swap for ×TAR~c signs</text:p>
      <text:p text:style-name="P2">Add componly tables</text:p>
      <text:p text:style-name="P2">Add atoms tabl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Tinney</meta:initial-creator>
    <meta:creation-date>2024-04-12T17:41:19</meta:creation-date>
    <dc:date>2024-04-13T09:22:01</dc:date>
    <dc:creator>Steve Tinney</dc:creator>
    <meta:editing-duration>PT15H40M42S</meta:editing-duration>
    <meta:editing-cycles>6</meta:editing-cycles>
    <meta:generator>OpenOffice/4.1.13$Unix OpenOffice.org_project/4113m1$Build-9810</meta:generator>
    <meta:document-statistic meta:table-count="0" meta:image-count="0" meta:object-count="0" meta:page-count="1" meta:paragraph-count="17" meta:word-count="91" meta:character-count="505"/>
  </office:meta>
</office:document-meta>
</file>